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264.84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string" calcext:value-type="string">
            <text:p>Peasan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wordsma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ack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 wall</text:p>
          </table:table-cell>
        </table:table-row>
        <table:table-row table:style-name="ro3">
          <table:table-cell office:value-type="string" calcext:value-type="string">
            <text:p>Crossbowman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Blacksmith</text:p>
          </table:table-cell>
          <table:table-cell office:value-type="float" office:value="0.85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Zeppelin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Zeppelin-spire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ries up to 8 units, space is limited like in BW.</text:p>
          </table:table-cell>
        </table:table-row>
        <table:table-row table:style-name="ro3">
          <table:table-cell office:value-type="string" calcext:value-type="string">
            <text:p>Blood ma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pse explosion, Sacrifice, Blood renewal</text:p>
          </table:table-cell>
        </table:table-row>
        <table:table-row table:style-name="ro3">
          <table:table-cell office:value-type="string" calcext:value-type="string">
            <text:p>Twin-Harasse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(air) 5(ground)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Blacksmith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verdrive</text:p>
          </table:table-cell>
        </table:table-row>
        <table:table-row table:style-name="ro3">
          <table:table-cell office:value-type="string" calcext:value-type="string">
            <text:p>Demolition shi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ppelin-spire</text:p>
          </table:table-cell>
          <table:table-cell office:value-type="string" calcext:value-type="string">
            <text:p>Lumbermill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ngle target, Only attack air and is melee suicide uni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1:17:36.095260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8M1S</meta:editing-duration>
    <meta:editing-cycles>57</meta:editing-cycles>
    <meta:generator>LibreOffice/5.0.3.2$Linux_X86_64 LibreOffice_project/00m0$Build-2</meta:generator>
    <dc:date>2016-03-08T21:20:48.055706339</dc:date>
    <dc:creator>Bunners </dc:creator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